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80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1cm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66cc99" draw:fill="solid" draw:fill-color="#cccccc" draw:auto-grow-height="true" draw:auto-grow-width="false" fo:max-height="0cm" fo:min-height="2.134cm"/>
    </style:style>
    <style:style style:name="gr12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034cm" fo:min-width="3.3cm" fo:padding-top="0.175cm" fo:padding-bottom="0.175cm" fo:padding-left="0.3cm" fo:padding-right="0.3cm"/>
    </style:style>
    <style:style style:name="gr1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stroke="none" draw:fill="none" fo:min-height="6.381cm"/>
    </style:style>
    <style:style style:name="gr16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66cc99" draw:fill="none" draw:fill-color="#ffffff" draw:auto-grow-height="true" draw:auto-grow-width="false" fo:max-height="0cm" fo:min-height="3.556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45cm" fo:min-width="3.2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66cc99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draw:stroke="none" draw:fill="none" fo:min-height="8.701cm"/>
    </style:style>
    <style:style style:name="gr25" style:family="graphic" style:parent-style-name="standard" style:list-style-name="L1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2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>
      <style:graphic-properties draw:stroke="none" draw:fill="none" fo:min-height="9.281cm"/>
    </style:style>
    <style:style style:name="gr30" style:family="graphic" style:parent-style-name="standard" style:list-style-name="L1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3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stroke="none" draw:fill="none" fo:min-height="8.12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_5f_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2.63cm"/>
    </style:style>
    <style:style style:name="pr4" style:family="presentation" style:parent-style-name="Обычный-outline1">
      <style:graphic-properties fo:min-height="8.884cm"/>
    </style:style>
    <style:style style:name="pr5" style:family="presentation" style:parent-style-name="Обычный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0pt"/>
    </style:style>
    <style:style style:name="P8" style:family="paragraph"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start"/>
    </style:style>
    <style:style style:name="T1" style:family="text">
      <style:text-properties fo:color="#0000f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2" style:family="text">
      <style:text-properties fo:color="#000000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" style:family="text">
      <style:text-properties fo:color="#2b91a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4" style:family="text">
      <style:text-properties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9.6cm" svg:height="6.0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 a; </text:span></text:p>
            <text:p text:style-name="P1"><text:span text:style-name="T2"><text:s text:c="8"/></text:span><text:span text:style-name="T1">int</text:span><text:span text:style-name="T2"> b;</text:span></text:p>
            <text:p text:style-name="P1"><text:span text:style-name="T2"><text:s text:c="8"/></text:span><text:span text:style-name="T2">a = 4;</text:span></text:p>
            <text:p text:style-name="P1"><text:span text:style-name="T4"><text:s text:c="8"/></text:span><text:span text:style-name="T4">b = a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 xml:id="id12" draw:id="id12"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5"/></text:p>
              <text:p><text:span text:style-name="T6">a: 0 </text:span></text:p>
              <text:p><text:span text:style-name="T6">b: 0</text:span><text:span text:style-name="T7"> </text:span></text:p>
            </draw:text-box>
          </draw:frame>
        </draw:g>
        <draw:custom-shape draw:style-name="gr6" draw:text-style-name="P3" xml:id="id13" draw:id="id13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5" draw:id="id15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7" draw:id="id17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xml:id="id16" draw:id="id16" draw:layer="layout" svg:width="0.6cm" svg:height="0.6cm" svg:x="12.4cm" svg:y="2.6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8" draw:text-style-name="P6" xml:id="id18" draw:id="id18" draw:layer="layout" svg:width="0.6cm" svg:height="0.6cm" svg:x="12.431cm" svg:y="3.32cm">
          <text:p text:style-name="P5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9" draw:id="id19" draw:layer="layout" svg:width="0.4cm" svg:height="0.4cm" draw:transform="rotate (-1.5707963267949) translate (1.632cm 5.5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9.6cm" svg:height="6.0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int</text:span><text:span text:style-name="T2"> a = 4;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 b = 4;</text:span></text:p>
            <text:p text:style-name="P1"><text:span text:style-name="T2"><text:s text:c="8"/></text:span><text:span text:style-name="T2">a = 5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 xml:id="id20" draw:id="id20"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6"/></text:p>
              <text:p><text:span text:style-name="T6">b: 0</text:span><text:span text:style-name="T7"> </text:span></text:p>
            </draw:text-box>
          </draw:frame>
        </draw:g>
        <draw:custom-shape draw:style-name="gr6" draw:text-style-name="P3" xml:id="id25" draw:id="id25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21" draw:id="id21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g xml:id="id22" draw:id="id22">
          <draw:frame draw:style-name="gr11" draw:text-style-name="P4" draw:layer="layout" svg:width="3.9cm" svg:height="2.384cm" svg:x="23.1cm" svg:y="7.4cm">
            <draw:text-box>
              <text:p><text:span text:style-name="T5">Program</text:span></text:p>
              <text:p><text:span text:style-name="T5"/></text:p>
              <text:p><text:span text:style-name="T6">a: 4 </text:span><text:span text:style-name="T7"><text:s/></text:span></text:p>
            </draw:text-box>
          </draw:frame>
          <draw:custom-shape draw:style-name="gr12" draw:text-style-name="P3" draw:layer="layout" svg:width="3.9cm" svg:height="2.384cm" svg:x="23.1cm" svg:y="7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6" xml:id="id26" draw:id="id26" draw:layer="layout" svg:width="0.6cm" svg:height="0.6cm" svg:x="12.431cm" svg:y="2.6cm">
          <text:p text:style-name="P5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28" draw:id="id28" draw:layer="layout" svg:width="0.6cm" svg:height="0.6cm" svg:x="24cm" svg:y="9cm">
          <text:p text:style-name="P5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3" draw:id="id23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7" draw:id="id27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9" draw:id="id29" draw:layer="layout" svg:width="0.4cm" svg:height="0.4cm" draw:transform="rotate (-1.5707963267949) translate (1.6cm 4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1T0">
        <office:forms form:automatic-focus="false" form:apply-design-mode="false"/>
        <draw:frame draw:style-name="gr15" draw:text-style-name="P2" draw:layer="layout" svg:width="9.4cm" svg:height="6.63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[] a;</text:span></text:p>
            <text:p text:style-name="P1"><text:span text:style-name="T2"><text:s text:c="8"/></text:span><text:span text:style-name="T1">int</text:span><text:span text:style-name="T2"> n = </text:span><text:span text:style-name="T1">int</text:span><text:span text:style-name="T2">.Parse(</text:span></text:p>
            <text:p text:style-name="P1"><text:span text:style-name="T2"><text:tab/></text:span><text:span text:style-name="T2"><text:tab/></text:span><text:span text:style-name="T2"> <text:s text:c="2"/></text:span><text:span text:style-name="T3">Console</text:span><text:span text:style-name="T2">.ReadLine());</text:span></text:p>
            <text:p text:style-name="P1"><text:span text:style-name="T2"><text:s text:c="8"/></text:span><text:span text:style-name="T2">a = </text:span><text:span text:style-name="T1">new</text:span><text:span text:style-name="T2"> </text:span><text:span text:style-name="T1">int</text:span><text:span text:style-name="T2">[n];</text:span></text:p>
            <text:p text:style-name="P1"><text:span text:style-name="T2"><text:s text:c="8"/></text:span><text:span text:style-name="T2">a[0] = 1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31" draw:id="id31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6"/></text:p>
              <text:p><text:span text:style-name="T6">n: 0</text:span></text:p>
              <text:p><text:span text:style-name="T6">a: </text:span><text:span text:style-name="T7"><text:s/></text:span></text:p>
            </draw:text-box>
          </draw:frame>
        </draw:g>
        <draw:custom-shape draw:style-name="gr6" draw:text-style-name="P3" xml:id="id32" draw:id="id32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30" draw:id="id30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4" draw:id="id34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6" draw:id="id36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6" draw:text-style-name="P3" draw:layer="layout" svg:width="2.6cm" svg:height="5.2cm" svg:x="13.4cm" svg:y="8.4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13.4cm" svg:y="8.4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custom-shape draw:style-name="gr18" draw:text-style-name="P3" xml:id="id1" draw:id="id1" draw:layer="layout" svg:width="0.4cm" svg:height="0.533cm" svg:x="12.608cm" svg:y="3.4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35" draw:id="id35" draw:layer="layout" svg:x1="13.008cm" svg:y1="3.685cm" svg:x2="14.7cm" svg:y2="8.4cm" draw:start-shape="id1" draw:start-glue-point="1" draw:end-shape="id2" draw:end-glue-point="0" svg:d="M13008 3685h1692v4715" svg:viewBox="0 0 1693 4716">
          <text:p/>
        </draw:connector>
        <draw:custom-shape draw:style-name="gr20" draw:text-style-name="P6" xml:id="id33" draw:id="id33" draw:layer="layout" svg:width="0.6cm" svg:height="0.6cm" svg:x="12.431cm" svg:y="2.6cm">
          <text:p text:style-name="P5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37" draw:id="id37" draw:layer="layout" svg:width="0.6cm" svg:height="0.6cm" svg:x="14.2cm" svg:y="10cm">
          <text:p text:style-name="P5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38" draw:id="id38" draw:layer="layout" svg:width="0.4cm" svg:height="0.4cm" draw:transform="rotate (-1.5707963267949) translate (1.599cm 6.1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 presentation:presentation-page-layout-name="AL1T0">
        <office:forms form:automatic-focus="false" form:apply-design-mode="false"/>
        <draw:frame draw:style-name="gr15" draw:text-style-name="P2" draw:layer="layout" svg:width="9.4cm" svg:height="6.631cm" svg:x="0.4cm" svg:y="0.6cm">
          <draw:text-box>
            <text:p text:style-name="P1"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string</text:span><text:span text:style-name="T2"> s;</text:span></text:p>
            <text:p text:style-name="P1"><text:span text:style-name="T2"><text:s text:c="8"/></text:span><text:span text:style-name="T2">s = </text:span><text:span text:style-name="T3">Console</text:span><text:span text:style-name="T2">.ReadLine();</text:span></text:p>
            <text:p text:style-name="P1"><text:span text:style-name="T2"><text:s text:c="8"/></text:span><text:span text:style-name="T3">Console</text:span><text:span text:style-name="T2">.WriteLine(s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40" draw:id="id40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6"/></text:p>
              <text:p><text:span text:style-name="T6">s: </text:span><text:span text:style-name="T7"><text:s/></text:span></text:p>
            </draw:text-box>
          </draw:frame>
        </draw:g>
        <draw:custom-shape draw:style-name="gr6" draw:text-style-name="P3" xml:id="id41" draw:id="id41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39" draw:id="id39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3" draw:id="id43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4" draw:id="id44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custom-shape draw:style-name="gr22" draw:text-style-name="P3" draw:layer="layout" svg:width="3.8cm" svg:height="2.8cm" svg:x="13.4cm" svg:y="8.4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4" draw:layer="layout" svg:width="3.8cm" svg:height="2.384cm" svg:x="13.4cm" svg:y="8.4cm">
            <draw:text-box>
              <text:p><text:span text:style-name="T5">string</text:span></text:p>
              <text:p><text:span text:style-name="T6"/></text:p>
              <text:p>abcd</text:p>
            </draw:text-box>
          </draw:frame>
        </draw:g>
        <draw:custom-shape draw:style-name="gr18" draw:text-style-name="P3" xml:id="id3" draw:id="id3" draw:layer="layout" svg:width="0.4cm" svg:height="0.533cm" svg:x="12.6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42" draw:id="id42" draw:layer="layout" svg:x1="13.008cm" svg:y1="2.985cm" svg:x2="15.3cm" svg:y2="8.4cm" draw:start-shape="id3" draw:start-glue-point="1" draw:end-shape="id4" draw:end-glue-point="0" svg:d="M13008 2985h2292v5415" svg:viewBox="0 0 2293 5416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5f_" presentation:presentation-page-layout-name="AL1T0">
        <office:forms form:automatic-focus="false" form:apply-design-mode="false"/>
        <draw:frame draw:style-name="gr24" draw:text-style-name="P2" draw:layer="layout" svg:width="9.6cm" svg:height="8.9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</text:span><text:span text:style-name="T1">int</text:span><text:span text:style-name="T2"> n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n++;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 n;</text:span></text:p>
            <text:p text:style-name="P1"><text:span text:style-name="T2"><text:s text:c="8"/></text:span><text:span text:style-name="T2">n = 1;</text:span></text:p>
            <text:p text:style-name="P1"><text:span text:style-name="T2"><text:s text:c="8"/></text:span><text:span text:style-name="T2">Update(n);</text:span></text:p>
            <text:p text:style-name="P1"><text:span text:style-name="T2"><text:s text:c="8"/></text:span><text:span text:style-name="T3">Console</text:span><text:span text:style-name="T2">.WriteLine(n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45" draw:id="id45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0" draw:id="id50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2" draw:id="id52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4" draw:id="id54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9" draw:id="id49" draw:layer="layout" svg:width="0.4cm" svg:height="0.4cm" draw:transform="rotate (-1.5707963267949) translate (1.6cm 7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6" draw:id="id46">
          <draw:custom-shape draw:style-name="gr25" draw:text-style-name="P6" draw:layer="layout" svg:width="3cm" svg:height="5.2cm" svg:x="11.6cm" svg:y="1cm">
            <text:p text:style-name="P5"><text:span text:style-name="T8"/></text:p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3cm" svg:height="3.095cm" svg:x="11.6cm" svg:y="1cm">
            <draw:text-box>
              <text:p><text:span text:style-name="T5">Main</text:span></text:p>
              <text:p><text:span text:style-name="T5"/></text:p>
              <text:p><text:span text:style-name="T6">n: 0</text:span></text:p>
            </draw:text-box>
          </draw:frame>
        </draw:g>
        <draw:g xml:id="id51" draw:id="id51">
          <draw:custom-shape draw:style-name="gr26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cm" svg:height="3.095cm" svg:x="14.6cm" svg:y="1cm">
            <draw:text-box>
              <text:p><text:span text:style-name="T5">Update</text:span></text:p>
              <text:p><text:span text:style-name="T5"/></text:p>
              <text:p><text:span text:style-name="T6">n: 1</text:span></text:p>
            </draw:text-box>
          </draw:frame>
        </draw:g>
        <draw:custom-shape draw:style-name="gr27" draw:text-style-name="P6" xml:id="id53" draw:id="id53" draw:layer="layout" svg:width="0.6cm" svg:height="0.6cm" svg:x="15.4cm" svg:y="2.6cm">
          <text:p text:style-name="P5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5" draw:id="id55" draw:layer="layout" svg:width="0.4cm" svg:height="0.4cm" draw:transform="rotate (-1.5707963267949) translate (1.6cm 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7" draw:id="id47" draw:layer="layout" svg:width="0.4cm" svg:height="0.4cm" draw:transform="rotate (-1.5707963267949) translate (1.6cm 6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6" xml:id="id48" draw:id="id48" draw:layer="layout" svg:width="0.6cm" svg:height="0.6cm" svg:x="12.4cm" svg:y="2.6cm">
          <text:p text:style-name="P5"><text:span text:style-name="T8">1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5f_" presentation:presentation-page-layout-name="AL1T0">
        <office:forms form:automatic-focus="false" form:apply-design-mode="false"/>
        <draw:frame draw:style-name="gr29" draw:text-style-name="P2" draw:layer="layout" svg:width="9.6cm" svg:height="9.531cm" svg:x="0.4cm" svg:y="0.6cm">
          <draw:text-box>
            <text:p text:style-name="P1"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int</text:span><text:span text:style-name="T2"> n;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n++;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n = 1;</text:span></text:p>
            <text:p text:style-name="P1"><text:span text:style-name="T2"><text:s text:c="8"/></text:span><text:span text:style-name="T2">Update();</text:span></text:p>
            <text:p text:style-name="P1"><text:span text:style-name="T2"><text:s text:c="8"/></text:span><text:span text:style-name="T3">Console</text:span><text:span text:style-name="T2">.WriteLine(n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57" draw:id="id57" draw:layer="layout" svg:width="0.4cm" svg:height="0.4cm" draw:transform="rotate (-1.5707963267949) translate (1.6cm 6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2" draw:id="id62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4" draw:id="id64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6" draw:id="id66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1" draw:id="id61" draw:layer="layout" svg:width="0.4cm" svg:height="0.4cm" draw:transform="rotate (-1.5707963267949) translate (1.6cm 7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8" draw:id="id58">
          <draw:custom-shape draw:style-name="gr30" draw:text-style-name="P6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3cm" svg:height="3.095cm" svg:x="11.6cm" svg:y="1cm">
            <draw:text-box>
              <text:p><text:span text:style-name="T5">Main</text:span></text:p>
              <text:p><text:span text:style-name="T5"/></text:p>
              <text:p><text:span text:style-name="T6"/></text:p>
            </draw:text-box>
          </draw:frame>
        </draw:g>
        <draw:g xml:id="id63" draw:id="id63">
          <draw:custom-shape draw:style-name="gr26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cm" svg:height="3.095cm" svg:x="14.6cm" svg:y="1cm">
            <draw:text-box>
              <text:p><text:span text:style-name="T5">Update</text:span></text:p>
              <text:p><text:span text:style-name="T5"/></text:p>
              <text:p><text:span text:style-name="T6"/></text:p>
            </draw:text-box>
          </draw:frame>
        </draw:g>
        <draw:custom-shape draw:style-name="gr6" draw:text-style-name="P3" xml:id="id67" draw:id="id67" draw:layer="layout" svg:width="0.4cm" svg:height="0.4cm" draw:transform="rotate (-1.5707963267949) translate (1.6cm 8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9" draw:id="id59" draw:layer="layout" svg:width="0.4cm" svg:height="0.4cm" draw:transform="rotate (-1.5707963267949) translate (1.6cm 7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g xml:id="id56" draw:id="id56">
          <draw:frame draw:style-name="gr11" draw:text-style-name="P4" draw:layer="layout" svg:width="3.9cm" svg:height="2.384cm" svg:x="23.1cm" svg:y="7.4cm">
            <draw:text-box>
              <text:p><text:span text:style-name="T5">Program</text:span></text:p>
              <text:p><text:span text:style-name="T5"/></text:p>
              <text:p><text:span text:style-name="T6">a: 0</text:span></text:p>
            </draw:text-box>
          </draw:frame>
          <draw:custom-shape draw:style-name="gr12" draw:text-style-name="P3" draw:layer="layout" svg:width="3.9cm" svg:height="2.384cm" svg:x="23.1cm" svg:y="7.4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6" xml:id="id60" draw:id="id60" draw:layer="layout" svg:width="0.6cm" svg:height="0.6cm" svg:x="24cm" svg:y="9cm">
          <text:p text:style-name="P5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xml:id="id65" draw:id="id65" draw:layer="layout" svg:width="0.6cm" svg:height="0.6cm" svg:x="24cm" svg:y="9cm">
          <text:p text:style-name="P5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5f_" presentation:presentation-page-layout-name="AL1T0">
        <office:forms form:automatic-focus="false" form:apply-design-mode="false"/>
        <draw:frame draw:style-name="gr33" draw:text-style-name="P2" draw:layer="layout" svg:width="9.6cm" svg:height="8.37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</text:span><text:span text:style-name="T1">int</text:span><text:span text:style-name="T2">[] a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a[0]++;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[] a = </text:span><text:span text:style-name="T1">new</text:span><text:span text:style-name="T2"> </text:span><text:span text:style-name="T1">int</text:span><text:span text:style-name="T2">[3];</text:span></text:p>
            <text:p text:style-name="P1"><text:span text:style-name="T2"><text:s text:c="8"/></text:span><text:span text:style-name="T2">Update(a);</text:span></text:p>
            <text:p text:style-name="P1"><text:span text:style-name="T2"><text:s text:c="8"/></text:span><text:span text:style-name="T3">Console</text:span><text:span text:style-name="T2">.WriteLine(a[0]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68" draw:id="id68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73" draw:id="id73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76" draw:id="id76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78" draw:id="id78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70" draw:id="id70" draw:layer="layout" svg:width="0.4cm" svg:height="0.4cm" draw:transform="rotate (-1.5707963267949) translate (1.6cm 6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9" draw:id="id69">
          <draw:custom-shape draw:style-name="gr26" draw:text-style-name="P3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4" draw:layer="layout" svg:width="3cm" svg:height="3.806cm" svg:x="11.6cm" svg:y="1cm">
            <draw:text-box>
              <text:p><text:span text:style-name="T5">Main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g xml:id="id74" draw:id="id74">
          <draw:custom-shape draw:style-name="gr26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4" draw:layer="layout" svg:width="3cm" svg:height="3.806cm" svg:x="14.6cm" svg:y="1cm">
            <draw:text-box>
              <text:p><text:span text:style-name="T5">Update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custom-shape draw:style-name="gr6" draw:text-style-name="P3" xml:id="id72" draw:id="id72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79" draw:id="id79" draw:layer="layout" svg:width="0.4cm" svg:height="0.4cm" draw:transform="rotate (-1.5707963267949) translate (1.6cm 7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" draw:id="id6">
          <draw:custom-shape draw:style-name="gr16" draw:text-style-name="P3" draw:layer="layout" svg:width="2.6cm" svg:height="5.2cm" svg:x="14.6cm" svg:y="8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14.6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custom-shape draw:style-name="gr18" draw:text-style-name="P3" xml:id="id5" draw:id="id5" draw:layer="layout" svg:width="0.4cm" svg:height="0.533cm" svg:x="12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71" draw:id="id71" draw:layer="layout" svg:x1="13cm" svg:y1="2.933cm" svg:x2="14.6cm" svg:y2="11.4cm" draw:start-shape="id5" draw:start-glue-point="1" draw:end-shape="id6" draw:end-glue-point="3" svg:d="M13000 2933h776v8467h824" svg:viewBox="0 0 1601 8468">
          <text:p/>
        </draw:connector>
        <draw:custom-shape draw:style-name="gr18" draw:text-style-name="P3" xml:id="id7" draw:id="id7" draw:layer="layout" svg:width="0.4cm" svg:height="0.533cm" svg:x="15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75" draw:id="id75" draw:layer="layout" draw:line-skew="1.45cm" svg:x1="16cm" svg:y1="2.933cm" svg:x2="17.2cm" svg:y2="11.4cm" draw:start-shape="id7" draw:start-glue-point="1" draw:end-shape="id6" draw:end-glue-point="1" svg:d="M16000 2933h3200v8467h-2000" svg:viewBox="0 0 3201 8468">
          <text:p/>
        </draw:connector>
        <draw:custom-shape draw:style-name="gr35" draw:text-style-name="P6" xml:id="id77" draw:id="id77" draw:layer="layout" svg:width="0.6cm" svg:height="0.6cm" svg:x="15.339cm" svg:y="10.423cm">
          <text:p text:style-name="P5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5f_" presentation:presentation-page-layout-name="AL1T0">
        <office:forms form:automatic-focus="false" form:apply-design-mode="false"/>
        <draw:g xml:id="id11" draw:id="id11">
          <draw:custom-shape draw:style-name="gr16" draw:text-style-name="P3" draw:layer="layout" svg:width="2.6cm" svg:height="5.2cm" svg:x="21cm" svg:y="8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21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frame draw:style-name="gr24" draw:text-style-name="P2" draw:layer="layout" svg:width="9.6cm" svg:height="8.9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</text:span><text:span text:style-name="T1">int</text:span><text:span text:style-name="T2">[] a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a = </text:span><text:span text:style-name="T1">new</text:span><text:span text:style-name="T2"> </text:span><text:span text:style-name="T1">int</text:span><text:span text:style-name="T2">[3];</text:span></text:p>
            <text:p text:style-name="P1"><text:span text:style-name="T2"><text:s text:c="8"/></text:span><text:span text:style-name="T2">a[0]++;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[] a = </text:span><text:span text:style-name="T1">new</text:span><text:span text:style-name="T2"> </text:span><text:span text:style-name="T1">int</text:span><text:span text:style-name="T2">[3];</text:span></text:p>
            <text:p text:style-name="P1"><text:span text:style-name="T2"><text:s text:c="8"/></text:span><text:span text:style-name="T2">Update(a);</text:span></text:p>
            <text:p text:style-name="P1"><text:span text:style-name="T2"><text:s text:c="8"/></text:span><text:span text:style-name="T3">Console</text:span><text:span text:style-name="T2">.WriteLine(a[0]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80" draw:id="id80" draw:layer="layout" svg:width="0.4cm" svg:height="0.4cm" draw:transform="rotate (-1.5707963267949) translate (1.6cm 6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85" draw:id="id85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90" draw:id="id90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92" draw:id="id92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82" draw:id="id82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81" draw:id="id81">
          <draw:custom-shape draw:style-name="gr26" draw:text-style-name="P3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4" draw:layer="layout" svg:width="3cm" svg:height="3.806cm" svg:x="11.6cm" svg:y="1cm">
            <draw:text-box>
              <text:p><text:span text:style-name="T5">Main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g xml:id="id86" draw:id="id86">
          <draw:custom-shape draw:style-name="gr26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4" draw:layer="layout" svg:width="3cm" svg:height="3.806cm" svg:x="14.6cm" svg:y="1cm">
            <draw:text-box>
              <text:p><text:span text:style-name="T5">Update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custom-shape draw:style-name="gr6" draw:text-style-name="P3" xml:id="id84" draw:id="id84" draw:layer="layout" svg:width="0.4cm" svg:height="0.4cm" draw:transform="rotate (-1.5707963267949) translate (1.6cm 7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93" draw:id="id93" draw:layer="layout" svg:width="0.4cm" svg:height="0.4cm" draw:transform="rotate (-1.5707963267949) translate (1.6cm 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9" draw:id="id9">
          <draw:custom-shape draw:style-name="gr16" draw:text-style-name="P3" draw:layer="layout" svg:width="2.6cm" svg:height="5.2cm" svg:x="14.6cm" svg:y="8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14.6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custom-shape draw:style-name="gr18" draw:text-style-name="P3" xml:id="id8" draw:id="id8" draw:layer="layout" svg:width="0.4cm" svg:height="0.533cm" svg:x="12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83" draw:id="id83" draw:layer="layout" svg:x1="13cm" svg:y1="2.933cm" svg:x2="14.6cm" svg:y2="11.4cm" draw:start-shape="id8" draw:start-glue-point="1" draw:end-shape="id9" draw:end-glue-point="3" svg:d="M13000 2933h776v8467h824" svg:viewBox="0 0 1601 8468">
          <text:p/>
        </draw:connector>
        <draw:custom-shape draw:style-name="gr18" draw:text-style-name="P3" xml:id="id10" draw:id="id10" draw:layer="layout" svg:width="0.4cm" svg:height="0.533cm" svg:x="15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87" draw:id="id87" draw:layer="layout" draw:line-skew="1.45cm" svg:x1="16cm" svg:y1="2.933cm" svg:x2="17.2cm" svg:y2="11.4cm" draw:start-shape="id10" draw:start-glue-point="1" draw:end-shape="id9" draw:end-glue-point="1" svg:d="M16000 2933h3200v8467h-2000" svg:viewBox="0 0 3201 8468">
          <text:p/>
        </draw:connector>
        <draw:custom-shape draw:style-name="gr36" draw:text-style-name="P6" xml:id="id91" draw:id="id91" draw:layer="layout" svg:width="0.6cm" svg:height="0.6cm" svg:x="21.8cm" svg:y="10.4cm">
          <text:p text:style-name="P5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3" xml:id="id89" draw:id="id89" draw:layer="layout" draw:line-skew="0.975cm" svg:x1="16cm" svg:y1="2.933cm" svg:x2="21cm" svg:y2="11.4cm" draw:end-shape="id11" draw:end-glue-point="3" svg:d="M16000 2933h3200v8467h1800" svg:viewBox="0 0 5001 8468">
          <text:p/>
        </draw:connector>
        <draw:custom-shape draw:style-name="gr6" draw:text-style-name="P3" xml:id="id88" draw:id="id88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Отличия ссылочных типов и типов-значений</text:p>
          </draw:text-box>
        </draw:frame>
        <draw:frame presentation:style-name="pr4" draw:text-style-name="P3" draw:layer="layout" svg:width="12.297cm" svg:height="9.134cm" svg:x="1.4cm" svg:y="3.685cm" presentation:class="outline">
          <draw:text-box>
            <text:list text:style-name="L2">
              <text:list-header>
                <text:p text:style-name="P3"><text:span text:style-name="T9">Типы-значения</text:span></text:p>
              </text:list-header>
              <text:list-item>
                <text:p text:style-name="P9">Объекты хранятся там, где объявлены</text:p>
                <text:p text:style-name="P9"/>
              </text:list-item>
              <text:list-item>
                <text:p text:style-name="P9">Не могут быть null</text:p>
              </text:list-item>
              <text:list-item>
                <text:p text:style-name="P9">Заранее известно, сколько памяти требует переменная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3"><text:span text:style-name="T9">Ссылочные типы</text:span></text:p>
              </text:list-header>
              <text:list-item>
                <text:p text:style-name="P9">Объекты хранятся в куче, в месте объявления стоит ссылка</text:p>
              </text:list-item>
              <text:list-item>
                <text:p text:style-name="P9">Могут быть null</text:p>
              </text:list-item>
              <text:list-item>
                <text:p text:style-name="P9">Заранее не известно, сколько памяти требует переменна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8-04T11:00:31.592000000</dc:date>
    <meta:editing-duration>PT8H14M22S</meta:editing-duration>
    <meta:editing-cycles>53</meta:editing-cycles>
    <meta:generator>LibreOffice/4.3.0.4$Windows_x86 LibreOffice_project/62ad5818884a2fc2e5780dd45466868d41009ec0</meta:generator>
    <meta:document-statistic meta:object-count="220"/>
  </office:meta>
</office:document-meta>
</file>